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s.getVerificat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.setWithFields( boolean with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.isWith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4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s.setVerificationIds( List &lt; String &gt; verification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